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style:text-underline-type="single" style:text-underline-style="solid" style:text-underline-width="auto" style:text-underline-mode="continuous"/>
    </style:style>
    <style:style style:name="P3" style:parent-style-name="Normal" style:family="paragraph">
      <style:text-properties style:text-underline-type="single" style:text-underline-style="solid" style:text-underline-width="auto" style:text-underline-mode="continuous"/>
    </style:style>
  </office:automatic-styles>
  <office:body>
    <office:text text:use-soft-page-breaks="true">
      <text:p text:style-name="P1">a)</text:p>
      <text:p text:style-name="P2">Interfaces:</text:p>
      <text:p text:style-name="Normal">MultiGraphADT- this interface contains<text:s/>method declarations that allow for the handling of data in the context of a MultiGraph.</text:p>
      <text:p text:style-name="Normal">Edge-<text:s/>the Edge interface contains method declarations for data for an edge between two<text:s/>vertices</text:p>
      <text:p text:style-name="Normal">Node- the<text:s/>Node interface<text:s/>represents a vertex in a graph</text:p>
      <text:p text:style-name="P3">Classes:</text:p>
      <text:p text:style-name="Normal">MultiGraph- implements MultiGraphADT and provides implementation of each function from the interface. It creates<text:s/>a collection of edges and nodes, as well as providing the methods to add and check them.</text:p>
      <text:p text:style-name="Normal">SubwayMap-<text:s/>creates a new multigraph from the provided<text:s/>data</text:p>
      <text:p text:style-name="Normal">Line- this class implements Edge, taking in the name of the line, the source vertex and the destination vertex.<text:s/></text:p>
      <text:p text:style-name="Normal">Station- this class implements Node,<text:s/>it takes in the stationID and station name.</text:p>
      <text:p text:style-name="Normal">FindRoute – this class takes a source node and destination node and from that finds a walk between the two.</text:p>
      <text:p text:style-name="Normal">Parser- parses information from file</text:p>
      <text:p text:style-name="Normal"/>
      <text:p text:style-name="Normal">b)</text:p>
      <text:p text:style-name="Normal">The relationships are that SubwayMap and MultiGraph both implement MultiGraphADT, they both use the same<text:s/>graph implementation of nodes and edges (in the context of the SubwayMap; stations and lines). Line also implements Edge, as they contain the same components but Line in the contest of subway lines. This is the same case for Station implementing Node, the stations of the Subway being like the vertices of a graph.</text:p>
      <text:p text:style-name="Normal"/>
      <text:p text:style-name="Normal">c)<text:s/></text:p>
      <text:p text:style-name="Normal">MultiGraph:</text:p>
      <text:p text:style-name="Normal"><text:tab/>nNodes -returns the size of the array list of nodes, ie the number of nodes</text:p>
      <text:p text:style-name="Normal"><text:tab/>nEdges-returns the size of the array list of edges, ie the number of edges</text:p>
      <text:p text:style-name="Normal"><text:tab/>addEdge-<text:s/>adds the given edge to the list of edges</text:p>
      <text:p text:style-name="Normal"><text:tab/>addNode-<text:s/>adds the given node to the list of nodes</text:p>
      <text:p text:style-name="Normal"><text:tab/>isEdge-<text:s/>verifies whether or not the given edge is an edge in the list</text:p>
      <text:p text:style-name="Normal"><text:tab/>successors-<text:s/>returns a list of nodes that<text:s/></text:p>
      <text:p text:style-name="Normal"><text:tab/>getNode-<text:s/>returns the node by given id</text:p>
      <text:soft-page-break/>
      <text:p text:style-name="Normal"><text:tab/>getEdges- returns all edges</text:p>
      <text:p text:style-name="Normal"/>
      <text:p text:style-name="Normal">SubwayMap:</text:p>
      <text:p text:style-name="Normal"><text:tab/>run()- creates a new MultiGraph</text:p>
      <text:p text:style-name="Normal">Line:<text:s/>(implements Edge)</text:p>
      <text:p text:style-name="Normal"><text:tab/>getLabel- returns the colour of the line</text:p>
      <text:p text:style-name="Normal"><text:tab/>getSrcNode- returns the station that a train is coming from</text:p>
      <text:p text:style-name="Normal"><text:tab/>getDestNode- returns the station that the train will be going to next</text:p>
      <text:p text:style-name="Normal"><text:tab/>hashCode-<text:s/></text:p>
      <text:p text:style-name="Normal"><text:tab/>equals-<text:s/></text:p>
      <text:p text:style-name="Normal"><text:tab/>toString-</text:p>
      <text:p text:style-name="Normal">Station: (implements Node)</text:p>
      <text:p text:style-name="Normal"><text:tab/>getID- returns ID</text:p>
      <text:p text:style-name="Normal"><text:tab/>getName- reeturns statsion name</text:p>
      <text:p text:style-name="Normal"><text:tab/>hashCode-<text:s/></text:p>
      <text:p text:style-name="Normal"><text:tab/>equals-<text:s/></text:p>
      <text:p text:style-name="Normal"><text:tab/>toString-</text:p>
      <text:p text:style-name="Normal"><text:tab/></text:p>
      <text:p text:style-name="Normal"/>
      <text:p text:style-name="Normal"/>
      <text:p text:style-name="Normal"/>
      <text:p text:style-name="Normal"/>
      <text:p text:style-name="Normal"/>
      <text:p text:style-name="Normal"><text:tab/></text:p>
      <text:p text:style-name="Normal"><text:tab/></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lia</meta:initial-creator>
    <dc:creator>Julia</dc:creator>
    <meta:creation-date>2018-09-27T18:54:00Z</meta:creation-date>
    <dc:date>2018-09-27T22:38:00Z</dc:date>
    <meta:template xlink:href="Normal" xlink:type="simple"/>
    <meta:editing-cycles>3</meta:editing-cycles>
    <meta:editing-duration>PT13440S</meta:editing-duration>
    <meta:document-statistic meta:page-count="2" meta:paragraph-count="4" meta:word-count="325" meta:character-count="2179" meta:row-count="15" meta:non-whitespace-character-count="1858"/>
  </office:meta>
</office:document-meta>
</file>